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/>
    <style:font-face style:name="Ubuntu Mono" svg:font-family="'Ubuntu Mono', 'Ubuntu Beta Mono A', Consolas, 'Bitstream Vera Sans Mono', 'Courier New', Courier, monospace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1" fo:font-size="14pt" fo:letter-spacing="normal" fo:font-style="italic" fo:font-weight="normal"/>
    </style:style>
    <style:style style:name="P2" style:family="paragraph" style:parent-style-name="Heading_20_2">
      <style:paragraph-properties fo:text-align="start" style:justify-single-word="false" style:writing-mode="lr-tb"/>
      <style:text-properties fo:font-variant="normal" fo:text-transform="none" fo:color="#000000" style:font-name="Times New Roman1" fo:letter-spacing="normal" fo:font-style="normal"/>
    </style:style>
    <style:style style:name="P3" style:family="paragraph" style:parent-style-name="Standard" style:list-style-name="L1">
      <style:paragraph-properties fo:margin-top="0in" fo:margin-bottom="0in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" style:family="paragraph" style:parent-style-name="Standard" style:list-style-name="L1">
      <style:paragraph-properties fo:margin-left="0.4925in" fo:margin-right="0in" fo:margin-top="0in" fo:margin-bottom="0in" fo:text-align="start" style:justify-single-word="false" fo:text-indent="0in" style:auto-text-indent="false" style:writing-mode="lr-tb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" style:family="paragraph" style:parent-style-name="Text_20_body" style:list-style-name="L1">
      <style:paragraph-properties fo:margin-top="0in" fo:margin-bottom="0in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" style:family="paragraph" style:parent-style-name="Text_20_body" style:list-style-name="L1">
      <style:paragraph-properties fo:margin-left="0.4925in" fo:margin-right="0in" fo:margin-top="0in" fo:margin-bottom="0in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" style:family="paragraph" style:parent-style-name="Text_20_body" style:list-style-name="L1">
      <style:paragraph-properties fo:margin-left="0.4925in" fo:margin-right="0in" fo:margin-top="0in" fo:margin-bottom="0in" fo:text-indent="0in" style:auto-text-indent="false"/>
    </style:style>
    <style:style style:name="P8" style:family="paragraph" style:parent-style-name="Text_20_body" style:list-style-name="L1">
      <style:paragraph-properties fo:margin-left="0.4925in" fo:margin-right="0in" fo:margin-top="0in" fo:margin-bottom="0in" fo:text-align="start" style:justify-single-word="false" fo:text-indent="0in" style:auto-text-indent="false" style:writing-mode="lr-tb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" style:family="paragraph" style:parent-style-name="Text_20_body" style:list-style-name="L1">
      <style:paragraph-properties fo:margin-left="0in" fo:margin-right="0in" fo:margin-top="0in" fo:margin-bottom="0in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2" style:family="text">
      <style:text-properties fo:color="#222222" style:font-name="Ubuntu Mono" fo:font-size="10.5pt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Linux </text:h>
      <text:p text:style-name="P1">course syllabus</text:p>
      <text:list xml:id="list14246967081" text:style-name="L1">
        <text:list-item>
          <text:p text:style-name="P5">Introduction</text:p>
        </text:list-item>
        <text:list-item>
          <text:p text:style-name="P6">History</text:p>
        </text:list-item>
        <text:list-item>
          <text:p text:style-name="P6">Distributions</text:p>
        </text:list-item>
        <text:list-item>
          <text:p text:style-name="P6">POSIX &amp; Filesystem Hierarchy ( FHS )</text:p>
        </text:list-item>
        <text:list-item>
          <text:p text:style-name="P6">Components: Kernel, Distribution, XFree86, Gnome. </text:p>
          <text:p text:style-name="P6"/>
        </text:list-item>
        <text:list-item>
          <text:p text:style-name="P5">Installation</text:p>
          <text:p text:style-name="P5"/>
        </text:list-item>
        <text:list-item>
          <text:p text:style-name="P5">User Software</text:p>
        </text:list-item>
        <text:list-item>
          <text:p text:style-name="P6">GNOME Basics. Changing the desktop background, plugins.</text:p>
        </text:list-item>
        <text:list-item>
          <text:p text:style-name="P6">Changing the screen resolution</text:p>
        </text:list-item>
        <text:list-item>
          <text:p text:style-name="P6">Web browsers &amp; e-mail clients</text:p>
        </text:list-item>
        <text:list-item>
          <text:p text:style-name="P6">LibreOffice - Productivity tools. Word processor, spreadsheet, presentation software.</text:p>
        </text:list-item>
        <text:list-item>
          <text:p text:style-name="P6">Gimp </text:p>
        </text:list-item>
        <text:list-item>
          <text:p text:style-name="P6">How user preferences are stored in your home directory</text:p>
        </text:list-item>
        <text:list-item>
          <text:p text:style-name="P6">How to restart X11: <text:span text:style-name="T2">sudo service gdm restart</text:span></text:p>
          <text:p text:style-name="P6"><text:span text:style-name="T2"/></text:p>
        </text:list-item>
        <text:list-item>
          <text:p text:style-name="P5">The command-line</text:p>
          <text:list>
            <text:list-item>
              <text:p text:style-name="P5">Login <text:s/>/ logout / exit / &lt;ctrl+d&gt;</text:p>
            </text:list-item>
            <text:list-item>
              <text:p text:style-name="P5">clear / &lt;ctrl+l&gt;</text:p>
            </text:list-item>
            <text:list-item>
              <text:p text:style-name="P5">reboot / poweroff</text:p>
            </text:list-item>
            <text:list-item>
              <text:p text:style-name="P5">Virtual Terminals</text:p>
            </text:list-item>
            <text:list-item>
              <text:p text:style-name="P5">Shift PGup/PGdn</text:p>
            </text:list-item>
            <text:list-item>
              <text:p text:style-name="P5">file</text:p>
            </text:list-item>
            <text:list-item>
              <text:p text:style-name="P5">ls -lha / pwd <text:s/>/ cd / cd .. / cd - / cd ~</text:p>
            </text:list-item>
            <text:list-item>
              <text:p text:style-name="P5">mkdir -p / rmdir</text:p>
            </text:list-item>
            <text:list-item>
              <text:p text:style-name="P5">tree</text:p>
            </text:list-item>
            <text:list-item>
              <text:p text:style-name="P5">Relative / Absolute Addresses</text:p>
            </text:list-item>
            <text:list-item>
              <text:p text:style-name="P5">cp -rv <text:s/>/ <text:s/>rm -rf <text:s/>/ <text:s/>mv</text:p>
            </text:list-item>
            <text:list-item>
              <text:p text:style-name="P5">wild cards</text:p>
            </text:list-item>
            <text:list-item>
              <text:p text:style-name="P5">cat / more / less</text:p>
            </text:list-item>
            <text:list-item>
              <text:p text:style-name="P5">head / tail -f</text:p>
            </text:list-item>
            <text:list-item>
              <text:p text:style-name="P5">ln -s / readlink</text:p>
            </text:list-item>
            <text:list-item>
              <text:p text:style-name="P5">man, info</text:p>
            </text:list-item>
            <text:list-item>
              <text:p text:style-name="P5"><text:soft-page-break/>whereis, apropos / which, type</text:p>
            </text:list-item>
            <text:list-item>
              <text:p text:style-name="P5">whatis, makewhatis</text:p>
            </text:list-item>
            <text:list-item>
              <text:p text:style-name="P5">share/doc, tldp.org</text:p>
            </text:list-item>
            <text:list-item>
              <text:p text:style-name="P5">grep</text:p>
            </text:list-item>
            <text:list-item>
              <text:p text:style-name="P5">tar</text:p>
            </text:list-item>
            <text:list-item>
              <text:p text:style-name="P5">Shell Variables (PATH, TMOUT)</text:p>
              <text:p text:style-name="P5"/>
            </text:list-item>
          </text:list>
        </text:list-item>
        <text:list-item>
          <text:p text:style-name="P3">Basic Administration</text:p>
        </text:list-item>
        <text:list-item>
          <text:p text:style-name="P4">Adding users, groups</text:p>
        </text:list-item>
        <text:list-item>
          <text:p text:style-name="P4">su - the obsoleted way to become the root user.</text:p>
        </text:list-item>
        <text:list-item>
          <text:p text:style-name="P4">sudo - the modern way to run processes as another user.</text:p>
        </text:list-item>
        <text:list-item>
          <text:p text:style-name="P4">Changing users passwords with the passwd command.</text:p>
        </text:list-item>
        <text:list-item>
          <text:p text:style-name="P4">Installing new software with apt-get</text:p>
        </text:list-item>
        <text:list-item>
          <text:p text:style-name="P4">Installing new software with dpkg</text:p>
          <text:p text:style-name="P4"/>
        </text:list-item>
        <text:list-item>
          <text:p text:style-name="P3">File System: Permissions </text:p>
        </text:list-item>
        <text:list-item>
          <text:p text:style-name="P6">Access Control </text:p>
        </text:list-item>
        <text:list-item>
          <text:p text:style-name="P6">Setting Permissions ( chmod )</text:p>
        </text:list-item>
        <text:list-item>
          <text:p text:style-name="P6">Setting Group Ownership ( chown )</text:p>
          <text:p text:style-name="P6"/>
        </text:list-item>
        <text:list-item>
          <text:p text:style-name="P5">Editing text files: vi</text:p>
          <text:list>
            <text:list-item>
              <text:p text:style-name="P5">Command mode(ESC)</text:p>
            </text:list-item>
            <text:list-item>
              <text:p text:style-name="P5">Insert mode(i)</text:p>
            </text:list-item>
            <text:list-item>
              <text:p text:style-name="P5">Command line mode(:)</text:p>
            </text:list-item>
            <text:list-item>
              <text:p text:style-name="P5">:w :q :wq :q! :w filename</text:p>
            </text:list-item>
            <text:list-item>
              <text:p text:style-name="P5">copy/cut/paste/visual y d p v</text:p>
            </text:list-item>
            <text:list-item>
              <text:p text:style-name="P5">search forward/backward</text:p>
            </text:list-item>
            <text:list-item>
              <text:p text:style-name="P5">h j k l $ 0 G x o A</text:p>
              <text:p text:style-name="P5"/>
            </text:list-item>
          </text:list>
        </text:list-item>
        <text:list-item>
          <text:p text:style-name="P5">System Administration</text:p>
        </text:list-item>
        <text:list-item>
          <text:p text:style-name="P6">logfiles. Using tail -f to watch /var/log/messages</text:p>
        </text:list-item>
        <text:list-item>
          <text:p text:style-name="P6">ntp - Setting up time synchronization</text:p>
        </text:list-item>
        <text:list-item>
          <text:p text:style-name="P6">Mounting disks ( mount / umount / eject , (cdrom, usb) , df -hT )</text:p>
        </text:list-item>
        <text:list-item>
          <text:p text:style-name="P6">fstab</text:p>
        </text:list-item>
        <text:list-item>
          <text:p text:style-name="P6">Fetching files with wget</text:p>
        </text:list-item>
        <text:list-item>
          <text:p text:style-name="P6">Reviewing find and du for finding out where your disk space went to ( find , slocate / updatedb , du -hscS )</text:p>
        </text:list-item>
        <text:list-item>
          <text:p text:style-name="P6">Killing processes with kill ( ps / kill / killall )</text:p>
        </text:list-item>
        <text:list-item>
          <text:p text:style-name="P6">Compiling software: configure, make, make install</text:p>
        </text:list-item>
        <text:list-item>
          <text:p text:style-name="P5"><text:soft-page-break/>Networking</text:p>
        </text:list-item>
        <text:list-item>
          <text:p text:style-name="P8">Networking Basics (IP/Netmask/Prefix/Gateway/Subnet)</text:p>
        </text:list-item>
        <text:list-item>
          <text:p text:style-name="P8">IP Settings (temporary, permanent) - ifconfig , route -n</text:p>
        </text:list-item>
        <text:list-item>
          <text:p text:style-name="P8">Setting DNS settings by editing /etc/resolv.conf</text:p>
        </text:list-item>
        <text:list-item>
          <text:p text:style-name="P8">ping / traceroute / ttl</text:p>
        </text:list-item>
        <text:list-item>
          <text:p text:style-name="P8">mii-tool / ethtool / watch</text:p>
        </text:list-item>
        <text:list-item>
          <text:p text:style-name="P8">tcpdump -tunapo</text:p>
        </text:list-item>
        <text:list-item>
          <text:p text:style-name="P8">nmap - seeing what ports are open on a host</text:p>
          <text:p text:style-name="P8"/>
        </text:list-item>
        <text:list-item>
          <text:p text:style-name="P5">SSH Server / ssh client, putty / scp, winscp</text:p>
          <text:p text:style-name="P5"/>
        </text:list-item>
        <text:list-item>
          <text:p text:style-name="P5">GNU screen - The ability to resume command-line sessions from anywhere.</text:p>
          <text:p text:style-name="P5"/>
        </text:list-item>
        <text:list-item>
          <text:p text:style-name="P5"><text:s/>Apache and MySQL administration</text:p>
        </text:list-item>
        <text:list-item>
          <text:p text:style-name="P6">About the Apache webserver.</text:p>
        </text:list-item>
        <text:list-item>
          <text:p text:style-name="P6">About the MySQL database engine.</text:p>
        </text:list-item>
        <text:list-item>
          <text:p text:style-name="P6">About the PHP scripting language.</text:p>
        </text:list-item>
        <text:list-item>
          <text:p text:style-name="P6">Enabling the Apache with PHP and MySQL services</text:p>
        </text:list-item>
        <text:list-item>
          <text:p text:style-name="P6">Using MySQL Administrator</text:p>
        </text:list-item>
        <text:list-item>
          <text:p text:style-name="P6">PHPMyAdmin - web based administration and query console for MySQL.</text:p>
        </text:list-item>
        <text:list-item>
          <text:p text:style-name="P6">Adding a MySQL user in phpmyadmin</text:p>
        </text:list-item>
        <text:list-item>
          <text:p text:style-name="P6">Installing WordPress - a popular blogging software that uses MySQL.</text:p>
          <text:p text:style-name="P6"/>
        </text:list-item>
        <text:list-item>
          <text:p text:style-name="P9">Automation</text:p>
        </text:list-item>
        <text:list-item>
          <text:p text:style-name="P6">cut - cutting out the good parts of your input</text:p>
        </text:list-item>
        <text:list-item>
          <text:p text:style-name="P6">sort - sorting files</text:p>
        </text:list-item>
        <text:list-item>
          <text:p text:style-name="P6">uniq - finding the unique lines in a set of input</text:p>
        </text:list-item>
        <text:list-item>
          <text:p text:style-name="P6">sed - searching and replacing</text:p>
        </text:list-item>
        <text:list-item>
          <text:p text:style-name="P6">tail, head</text:p>
        </text:list-item>
        <text:list-item>
          <text:p text:style-name="P6">find -exec - running a command on a large set of files</text:p>
        </text:list-item>
        <text:list-item>
          <text:p text:style-name="P6">Writing a shell script</text:p>
        </text:list-item>
        <text:list-item>
          <text:p text:style-name="P7"><text:span text:style-name="T1">Scheduling tasks with cr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1" svg:font-family="'Times New Roman'"/>
    <style:font-face style:name="Ubuntu Mono" svg:font-family="'Ubuntu Mono', 'Ubuntu Beta Mono A', Consolas, 'Bitstream Vera Sans Mono', 'Courier New', Courier, monospace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  <text:p text:style-name="Footer"><text:a xlink:type="simple" xlink:href="mailto:Ahmadian.farid@yahoo.com">Ahmadian.farid@yahoo.com</text:a> </text:p>
        <text:p text:style-name="Footer">+98919673402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10:05:06</meta:creation-date>
    <dc:date>2014-10-27T01:13:44</dc:date>
    <meta:editing-duration>PT1H17M59S</meta:editing-duration>
    <meta:editing-cycles>62</meta:editing-cycles>
    <meta:generator>LibreOffice/3.5$Linux_x86 LibreOffice_project/350m1$Build-2</meta:generator>
    <meta:document-statistic meta:table-count="0" meta:image-count="0" meta:object-count="0" meta:page-count="3" meta:paragraph-count="98" meta:word-count="580" meta:character-count="2957" meta:non-whitespace-character-count="2555"/>
  </office:meta>
</office:document-meta>
</file>